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1aba2" officeooo:paragraph-rsid="0011aba2"/>
    </style:style>
    <style:style style:name="P2" style:family="paragraph" style:parent-style-name="Standard">
      <style:text-properties officeooo:rsid="00141b0a" officeooo:paragraph-rsid="00141b0a"/>
    </style:style>
    <style:style style:name="P3" style:family="paragraph" style:parent-style-name="Standard">
      <style:text-properties officeooo:rsid="00141b0a" officeooo:paragraph-rsid="002e27f8"/>
    </style:style>
    <style:style style:name="P4" style:family="paragraph" style:parent-style-name="Standard">
      <style:text-properties officeooo:rsid="00158eac" officeooo:paragraph-rsid="00158eac"/>
    </style:style>
    <style:style style:name="P5" style:family="paragraph" style:parent-style-name="Standard">
      <style:text-properties officeooo:rsid="0023d9e4" officeooo:paragraph-rsid="0023d9e4"/>
    </style:style>
    <style:style style:name="P6" style:family="paragraph" style:parent-style-name="Standard" style:list-style-name="WWNum2">
      <style:paragraph-properties fo:margin-left="1.27cm" fo:margin-right="0cm" fo:text-indent="-0.635cm" style:auto-text-indent="false"/>
    </style:style>
    <style:style style:name="P7" style:family="paragraph" style:parent-style-name="Standard" style:list-style-name="WWNum1">
      <style:paragraph-properties fo:margin-left="1.27cm" fo:margin-right="0cm" fo:text-indent="-0.635cm" style:auto-text-indent="false"/>
    </style:style>
    <style:style style:name="P8" style:family="paragraph" style:parent-style-name="Standard" style:list-style-name="WWNum3">
      <style:paragraph-properties fo:margin-left="1.27cm" fo:margin-right="0cm" fo:text-indent="-0.635cm" style:auto-text-indent="false"/>
    </style:style>
    <style:style style:name="P9" style:family="paragraph" style:parent-style-name="Standard" style:master-page-name="Standard">
      <style:paragraph-properties style:page-number="1"/>
    </style:style>
    <style:style style:name="P10" style:family="paragraph" style:parent-style-name="Text_20_body">
      <style:paragraph-properties fo:margin-left="0cm" fo:margin-right="0cm" fo:margin-top="0cm" fo:margin-bottom="0cm" loext:contextual-spacing="false" fo:text-indent="0cm" style:auto-text-indent="false"/>
      <style:text-properties officeooo:paragraph-rsid="0046a922"/>
    </style:style>
    <style:style style:name="P11" style:family="paragraph" style:parent-style-name="Text_20_body">
      <style:paragraph-properties fo:margin-left="0cm" fo:margin-right="0cm" fo:margin-top="0cm" fo:margin-bottom="0cm" loext:contextual-spacing="false" fo:text-indent="0cm" style:auto-text-indent="false"/>
      <style:text-properties officeooo:paragraph-rsid="0055c18a"/>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color="#1155cc" style:text-underline-style="solid" style:text-underline-width="auto" style:text-underline-color="font-color"/>
    </style:style>
    <style:style style:name="T4" style:family="text">
      <style:text-properties officeooo:rsid="00158eac"/>
    </style:style>
    <style:style style:name="T5" style:family="text">
      <style:text-properties officeooo:rsid="002cbdbf"/>
    </style:style>
    <style:style style:name="T6" style:family="text">
      <style:text-properties officeooo:rsid="0034fc17"/>
    </style:style>
    <style:style style:name="T7" style:family="text">
      <style:text-properties officeooo:rsid="0036a118"/>
    </style:style>
    <style:style style:name="T8" style:family="text">
      <style:text-properties officeooo:rsid="003d27df"/>
    </style:style>
    <style:style style:name="T9" style:family="text">
      <style:text-properties officeooo:rsid="0046a922"/>
    </style:style>
    <style:style style:name="T10" style:family="text">
      <style:text-properties officeooo:rsid="0052d3e2"/>
    </style:style>
    <style:style style:name="T11" style:family="text">
      <style:text-properties officeooo:rsid="0057292a"/>
    </style:style>
    <style:style style:name="T12" style:family="text">
      <style:text-properties officeooo:rsid="0069f8d5"/>
    </style:style>
    <style:style style:name="T13" style:family="text">
      <style:text-properties officeooo:rsid="006a0e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ory Sarten</text:p>
      <text:p text:style-name="Standard">Mobile: +64 27 814 2315</text:p>
      <text:p text:style-name="Standard">Address: 35 Boundary Road 6012 Wellington</text:p>
      <text:p text:style-name="Standard">Email: rorysarten@gmail.com New Zealand</text:p>
      <text:p text:style-name="P10"/>
      <text:p text:style-name="P11"><text:span text:style-name="T9">I</text:span> am <text:span text:style-name="T9">excited</text:span> about data and analytics <text:span text:style-name="T10">and their potential for driving meaningful change. </text:span>I have a diverse skill set built around statistical <text:span text:style-name="T9">and</text:span> programming capabilit<text:span text:style-name="T13">ies,</text:span> <text:span text:style-name="T12">and strong leadership and relationship building.</text:span></text:p>
      <text:p text:style-name="P10"/>
      <text:p text:style-name="P10"/>
      <text:p text:style-name="P10"/>
      <text:p text:style-name="Standard"><text:span text:style-name="T1">Skills Profile</text:span></text:p>
      <text:p text:style-name="Standard"/>
      <text:p text:style-name="P4">I am passionate about data </text:p>
      <text:p text:style-name="Standard"/>
      <text:p text:style-name="P1">Data leadership</text:p>
      <text:p text:style-name="P3">I have been responsible for <text:span text:style-name="T4">leading </text:span>several projects to <text:span text:style-name="T4">modernise systems and processes around critical data sources for New Zealand. Key to this has been working to build and support a culture that explores problems from new angles, is open to new tools and methods, and invests in building skills and capabilities that carry innovation over the long term. I have great enthusiasm for mentoring and training.</text:span></text:p>
      <text:p text:style-name="P2"/>
      <text:p text:style-name="P2"/>
      <text:p text:style-name="P5">The key to success </text:p>
      <text:p text:style-name="P5"/>
      <text:p text:style-name="P5">The hard work has been </text:p>
      <text:p text:style-name="P5"/>
      <text:p text:style-name="P5">I focus strongly on </text:p>
      <text:p text:style-name="Standard"/>
      <text:p text:style-name="Standard"/>
      <text:p text:style-name="Standard"/>
      <text:p text:style-name="Standard">Analytic and quantitative</text:p>
      <text:p text:style-name="Standard">I enjoy complex challenges that require robust analytical skills and give me opportunities to exercise my strong numerical intuition. I am capable of using a wide range of analytic tools to detect, examine, solve and communicate problems and findings.</text:p>
      <text:p text:style-name="Standard"/>
      <text:p text:style-name="Standard">Technical</text:p>
      <text:p text:style-name="Standard">I have a strong interest in programming, system architecture and solution design. I am comfortable working with several general and statistical programming languages, database types, <text:span text:style-name="T8">data structures,</text:span> API creation and use, and ETL software.</text:p>
      <text:p text:style-name="Standard"/>
      <text:p text:style-name="Standard">Communication <text:span text:style-name="T5">and </text:span>relationship<text:span text:style-name="T5">s</text:span></text:p>
      <text:p text:style-name="Standard">I enjoy team dynamics – <text:span text:style-name="T6">planning</text:span>, executing, and problem solving on collaborative projects and problems. In my roles I have actively worked to build and maintain <text:span text:style-name="T7">a wide range of </text:span>relationships <text:soft-page-break/>that give me ready access to guidance and cooperation from those with relevant experience or specialist knowledge. Because of my broad skill set I communicate and collaborate well with developers, architects and other technical specialists, as well as methodologists and subject matter experts.</text:p>
      <text:p text:style-name="Standard"/>
      <text:p text:style-name="Standard"><text:span text:style-name="T1">Relevant Work Experience</text:span></text:p>
      <text:p text:style-name="Standard">Technical Lead 2018 Census Processing and Evaluations Jan 2018–ongoing</text:p>
      <text:p text:style-name="Standard">Statistics New Zealand</text:p>
      <text:p text:style-name="Standard">I have held the role of Technical Lead during the operational period for the Census 2018 Processing and Evaluations project. This involved:</text:p>
      <text:list xml:id="list278678665" text:style-name="WWNum2">
        <text:list-item>
          <text:p text:style-name="P6">Responsibility for the running and maintenance of the processing system and coordination of the processing technical team work</text:p>
        </text:list-item>
        <text:list-item>
          <text:p text:style-name="P6">Communicating and coordinating with vendors and other project’s operational leads</text:p>
        </text:list-item>
        <text:list-item>
          <text:p text:style-name="P6">Leading and coordinating problem resolution plans</text:p>
        </text:list-item>
      </text:list>
      <text:p text:style-name="Standard"/>
      <text:p text:style-name="Standard"/>
      <text:p text:style-name="Standard">Statistical Analyst (level 2) 2018 Census Processing and Evaluations July 2015–Jan 2018</text:p>
      <text:p text:style-name="Standard">Statistics New Zealand</text:p>
      <text:p text:style-name="Standard">I worked on 2018 Census Processing and Evaluations for most of the project’s lifetime. From early investigative and Proof of Concept work, through to methodological development and system building, maintenance and running during the census. This role involved substantial time working in concert with developers in the Enterprise Processing Integrated Capabilities (EPIC) project to deliver census processing capabilities. In this role I have: </text:p>
      <text:list xml:id="list708884487" text:style-name="WWNum1">
        <text:list-item>
          <text:p text:style-name="P7">Spent several months as acting Senior Analyst, working with other senior analysts to coordinate cross-programme strategies</text:p>
        </text:list-item>
        <text:list-item>
          <text:p text:style-name="P7">Developed and implemented coding, record linking, administrative data imputation, and manual work-item generation methodologies and solutions</text:p>
        </text:list-item>
        <text:list-item>
          <text:p text:style-name="P7">Worked closely with EPIC developers on requirements and UAT of solutions</text:p>
        </text:list-item>
        <text:list-item>
          <text:p text:style-name="P7">Built several R Packages for use in census processing, including implementation of unit-testing frameworks</text:p>
        </text:list-item>
        <text:list-item>
          <text:p text:style-name="P7">Worked with architects, contractors and methodologists to design and build data processing workflows </text:p>
        </text:list-item>
      </text:list>
      <text:p text:style-name="Standard"/>
      <text:p text:style-name="Standard"/>
      <text:p text:style-name="Standard">Statistical Analyst (level 1) Jan 2015–July 2015</text:p>
      <text:p text:style-name="Standard">Census 2013 Products and Services</text:p>
      <text:p text:style-name="Standard">Statistics New Zealand</text:p>
      <text:p text:style-name="Standard">I worked on producing some of the NZ.Stats tables for the 2013 Census. This gave me insight into the tools, methodologies and practices involved in disseminating quality data.</text:p>
      <text:p text:style-name="Standard"/>
      <text:p text:style-name="Standard"/>
      <text:p text:style-name="Standard">Research Analyst/Head of Research Mar 2009–Dec 2012</text:p>
      <text:p text:style-name="Standard">McGuinness Institute</text:p>
      <text:p text:style-name="Standard">I was a research analyst, and held the position of Head of Research for 2012, at the <text:soft-page-break/>McGuinness Institute, a small, non-partisan public policy think tank. In this role I: </text:p>
      <text:list xml:id="list1433700876" text:style-name="WWNum3">
        <text:list-item>
          <text:p text:style-name="P8">Chiefly researched and wrote for print and web publication on a wide number of subjects</text:p>
        </text:list-item>
        <text:list-item>
          <text:p text:style-name="P8">Was responsible for the Institute’s websites and technology infrastructure</text:p>
        </text:list-item>
        <text:list-item>
          <text:p text:style-name="P8">Met regularly with external project partners and reviewers and gave numerous presentations, most notably at the World Future Society Conference in Vancouver in 2011.</text:p>
        </text:list-item>
      </text:list>
      <text:p text:style-name="Standard"/>
      <text:p text:style-name="Standard">Tutor 2005–2008</text:p>
      <text:p text:style-name="Standard">Victoria University of Wellington</text:p>
      <text:p text:style-name="Standard">During my time at Victoria University and afterwards I tutored Sociology, Social Policy and Criminology papers across all levels of undergraduate study.</text:p>
      <text:p text:style-name="Standard"/>
      <text:p text:style-name="Standard"><text:span text:style-name="T1">Technical Skills</text:span></text:p>
      <text:p text:style-name="Standard">Microsoft Office.</text:p>
      <text:p text:style-name="Standard">Office products, particularly Excel, Word and Outlook, are essential to my daily working environment.</text:p>
      <text:p text:style-name="Standard"/>
      <text:p text:style-name="Standard">R.</text:p>
      <text:p text:style-name="Standard">I have particularly enjoyed developing my skills with statistical computing and graphical output in R, and aim to become familiar with other statistical languages.</text:p>
      <text:p text:style-name="Standard"/>
      <text:p text:style-name="Standard">Python and Java.</text:p>
      <text:p text:style-name="Standard">I have studied Java and taught myself Python. I build small programmes in these languages in my own time in order to develop my programming skills.</text:p>
      <text:p text:style-name="Standard"/>
      <text:p text:style-name="Standard">HTML.</text:p>
      <text:p text:style-name="Standard">I have been responsible for updating web content using HTML for two of my jobs using a number of different Content Management Systems.</text:p>
      <text:p text:style-name="Standard"/>
      <text:p text:style-name="Standard"><text:span text:style-name="T1">Education</text:span></text:p>
      <text:p text:style-name="Standard">Bachelor of Science ongoing (2 years completed)</text:p>
      <text:p text:style-name="Standard">Majoring in Mathematics and Statistics</text:p>
      <text:p text:style-name="Standard">(2013) Victoria University Dean’s List – Sciences</text:p>
      <text:p text:style-name="Standard"/>
      <text:p text:style-name="Standard">Sociology (honours) 2006</text:p>
      <text:p text:style-name="Standard">Awarded First Class Honours</text:p>
      <text:p text:style-name="Standard"/>
      <text:p text:style-name="Standard">Bachelor of Arts 2005</text:p>
      <text:p text:style-name="Standard">Majoring in Sociology and Political Science</text:p>
      <text:p text:style-name="Standard"/>
      <text:p text:style-name="Standard"><text:span text:style-name="T1">Referees</text:span></text:p>
      <text:p text:style-name="Standard">Wendy McGuinness.</text:p>
      <text:p text:style-name="Standard">Chief Executive of the McGuinness Institute</text:p>
      <text:p text:style-name="Standard">Phone: +64 4 499 8888</text:p>
      <text:p text:style-name="Standard"><text:soft-page-break/>Email: <text:a xlink:type="simple" xlink:href="mailto:wmcg@mcguinnessinstitute.org" text:style-name="ListLabel_20_28" text:visited-style-name="ListLabel_20_28"><text:span text:style-name="T3">wmcg@mcguinnessinstitute.org</text:span></text:a></text:p>
      <text:p text:style-name="Standard"/>
      <text:p text:style-name="Standard">Lucy Abrahams.</text:p>
      <text:p text:style-name="Standard">Subject Matter Project Manager - Processing and</text:p>
      <text:p text:style-name="Standard">Evaluations, Statistics New Zealand</text:p>
      <text:p text:style-name="Standard">Phone: +64 4 931 4600</text:p>
      <text:p text:style-name="Standard">Email: <text:a xlink:type="simple" xlink:href="mailto:lucy.abrahams@stats.govt.nz" text:style-name="ListLabel_20_28" text:visited-style-name="ListLabel_20_28"><text:span text:style-name="T3">lucy.abrahams@stats.govt.nz</text:span></text: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0-17T23:02:17.477761032</dc:date>
    <meta:editing-duration>P2DT2H14M59S</meta:editing-duration>
    <meta:editing-cycles>41</meta:editing-cycles>
    <meta:generator>LibreOffice/6.0.7.3$Linux_X86_64 LibreOffice_project/00m0$Build-3</meta:generator>
    <meta:document-statistic meta:table-count="0" meta:image-count="0" meta:object-count="0" meta:page-count="4" meta:paragraph-count="73" meta:word-count="852" meta:character-count="5699" meta:non-whitespace-character-count="4926"/>
  </office:meta>
</office:document-meta>
</file>